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3pt" officeooo:paragraph-rsid="001cb05f" style:font-size-asian="13pt" style:font-size-complex="13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1cb05f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cb05f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cb05f" officeooo:paragraph-rsid="001cb05f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1cb05f" style:font-name-asian="ArialMT" style:font-size-asian="13pt" style:font-weight-asian="bold" style:font-name-complex="ArialMT" style:font-size-complex="13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230314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25f066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305cf1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bold" officeooo:rsid="0025f066" officeooo:paragraph-rsid="0025f066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style:use-window-font-color="true"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2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" style:family="text">
      <style:text-properties style:use-window-font-color="true" style:font-name="Arial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5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7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8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9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e637" style:font-style-asian="italic" style:font-style-complex="italic"/>
    </style:style>
    <style:style style:name="T13" style:family="text">
      <style:text-properties style:font-name="Arial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fba73" loext:shadow="none"/>
    </style:style>
    <style:style style:name="T20" style:family="text">
      <style:text-properties officeooo:rsid="00230314" loext:shadow="none"/>
    </style:style>
    <style:style style:name="T21" style:family="text">
      <style:text-properties loext:shadow="none"/>
    </style:style>
    <style:style style:name="T22" style:family="text">
      <style:text-properties officeooo:rsid="002bac9f" loext:shadow="none"/>
    </style:style>
    <style:style style:name="T23" style:family="text">
      <style:text-properties officeooo:rsid="002bc07d"/>
    </style:style>
    <style:style style:name="T24" style:family="text">
      <style:text-properties officeooo:rsid="002e6cab" loext:shadow="none"/>
    </style:style>
    <style:style style:name="T25" style:family="text">
      <style:text-properties officeooo:rsid="002f498c"/>
    </style:style>
    <style:style style:name="T26" style:family="text">
      <style:text-properties officeooo:rsid="0032663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Université </text:span><text:span text:style-name="T9">de </text:span><text:span text:style-name="T8">Montpellier</text:span></text:p>
      <text:p text:style-name="P3"><text:span text:style-name="T8">Faculté des Sciences</text:span><text:span text:style-name="T7"> </text:span></text:p>
      <text:p text:style-name="P9">Département Informatique</text:p>
      <text:p text:style-name="P4"/>
      <text:p text:style-name="P2"><text:span text:style-name="T4">Filière</text:span><text:span text:style-name="T5"> : M</text:span><text:span text:style-name="T6">aster</text:span><text:span text:style-name="T5"> </text:span><text:span text:style-name="T6">I</text:span><text:span text:style-name="T5">nformatique</text:span><text:span text:style-name="T7"> <text:tab/><text:tab/><text:tab/><text:tab/><text:tab/></text:span><text:span text:style-name="T4">Intervenant :</text:span><text:span text:style-name="T5"> Chouki TIBERMACINE</text:span></text:p>
      <text:p text:style-name="P7">TP <text:span text:style-name="T23">4</text:span></text:p>
      <text:p text:style-name="P7">Introduction au framework OSGi</text:p>
      <text:p text:style-name="P8"/>
      <text:p text:style-name="P12"><text:span text:style-name="T10">Exercice 1.</text:span> Mini-tutoriel Equinox</text:p>
      <text:p text:style-name="P10"/>
      <text:list xml:id="list862935663086051042" text:style-name="L1">
        <text:list-item>
          <text:p text:style-name="P15">Mettre en place l'environnement de travail :</text:p>
          <text:list>
            <text:list-item>
              <text:p text:style-name="P15">Télécharger Equinox :</text:p>
              <text:list>
                <text:list-item>
                  <text:p text:style-name="P15">Sur la page Web du cours :</text:p>
                  <text:list>
                    <text:list-item>
                      <text:p text:style-name="P15">Télécharger le fichier org.eclipse.osgi_xxx.jar se trouvant ici <text:s/><text:span text:style-name="T26">(v3.7) </text:span>:</text:p>
                      <text:p text:style-name="P16"><text:a xlink:type="simple" xlink:href="http://www.lirmm.fr/~tibermacin/ens/hmin304/tp/03_osgi/lib/org.eclipse.osgi_3.7.1.R37x_v20110808-1106.jar" text:style-name="Internet_20_link" text:visited-style-name="Visited_20_Internet_20_Link"><text:span text:style-name="T21">http://www.lirmm.fr/~tibermacin/ens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2">hmin304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1">/tp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19">0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4">3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19">_osgi/lib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1">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0">org.eclipse.osgi_3.7.1.R37x_v20110808-1106.jar</text:span></text:a></text:p>
                    </text:list-item>
                  </text:list>
                </text:list-item>
              </text:list>
            </text:list-item>
          </text:list>
          <text:p text:style-name="P15"/>
        </text:list-item>
        <text:list-item>
          <text:p text:style-name="P15">Démarrer <text:span text:style-name="T25">le framework </text:span>Equinox : <text:span text:style-name="T25">(depuis la version 3.8 le démarrage du framework en mode console nécessite d’autres jar et une configuration particulière)</text:span></text:p>
          <text:list>
            <text:list-item>
              <text:p text:style-name="P17">Aller dans le répertoire où se trouve le JAR téléchargé et taper la commande suivante :</text:p>
              <text:p text:style-name="P20">java -jar org.eclipse.osgi_3.7.1.R37x_v20110808-1106.jar -console</text:p>
              <text:p text:style-name="P21"/>
            </text:list-item>
            <text:list-item>
              <text:p text:style-name="P21"><text:span text:style-name="T14">Après quelques instants, vous aurez accès au prompt OSGi : </text:span>osgi&gt;</text:p>
            </text:list-item>
          </text:list>
          <text:p text:style-name="P15"/>
        </text:list-item>
        <text:list-item>
          <text:p text:style-name="P15">Saisir la commande <text:span text:style-name="T11">help</text:span> pour tester l'environnement, puis lire attentivement ce qui s'affiche (toutes les commandes possibles à partir de ce prompt) :</text:p>
          <text:p text:style-name="P21">osgi&gt; help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aisir la commande <text:span text:style-name="T11">ss</text:span> (qui veut dire « <text:span text:style-name="T11">short status</text:span> ») et observer ce qui se passe :</text:p>
          <text:p text:style-name="P21">osgi&gt; ss</text:p>
          <text:p text:style-name="P15">Cette commande affiche la liste des bundles OSGi installés dans le conteneur, leur id et leur état (Active, Installed, Resolved, ...). La première fois que vous démarrez cet environnement, il y a déjà un bundle installé et actif ; il s'agit d'Equinox !!!</text:p>
          <text:p text:style-name="P15"/>
        </text:list-item>
        <text:list-item>
          <text:p text:style-name="P15">Saisir la commande <text:span text:style-name="T11">headers &lt;id-du-bundle&gt;</text:span> pour afficher le contenu du Manifest du bundle dont l'identifiant est <text:span text:style-name="T11">&lt;id-du-bundle&gt;</text:span> :</text:p>
          <text:p text:style-name="P21">osgi&gt; headers 0</text:p>
          <text:p text:style-name="P21"/>
        </text:list-item>
        <text:list-item>
          <text:p text:style-name="P15">Saisir la commande bundle &lt;id-du-bundle&gt; pour afficher l'état détaillé d'un bundle :</text:p>
          <text:p text:style-name="P21">osgi&gt; bundle 0</text:p>
          <text:p text:style-name="P15"/>
        </text:list-item>
        <text:list-item>
          <text:p text:style-name="P15">Quitter l'environnement Equinox : <text:span text:style-name="T16">osgi&gt; close</text:span></text:p>
          <text:p text:style-name="P21"/>
        </text:list-item>
        <text:list-item>
          <text:p text:style-name="P15">Vous pouvez démarrer ce prompt en lançant Eclipse en mode console. En effet, lorsque vous démarrez Eclipse, il s'agit d'Equinox qui s'exécute, et qui charge les bundles (plugins) correspondants à Eclipse :</text:p>
          <text:p text:style-name="P21">eclipse -console</text:p>
          <text:p text:style-name="P22"><text:soft-page-break/>Le prompt <text:span text:style-name="T16">osgi&gt;</text:span> s'affiche. Vous pouvez ainsi saisir : <text:span text:style-name="T16">osgi&gt; ss </text:span><text:span text:style-name="T13">et voir les bundles qui constituent Eclipse déployés dans le container OSGi Equinox.</text:span></text:p>
          <text:p text:style-name="P15">Quitter ce prompt et revenez sur celui obtenu en démarrant Equinox (Étape 2)</text:p>
        </text:list-item>
        <text:list-item>
          <text:p text:style-name="P15">Gérer le cycle de vie d'un bundle (l'installer, l'activer, l'arrêter, ...) :</text:p>
          <text:list>
            <text:list-item>
              <text:p text:style-name="P15">Installer un bundle : <text:span text:style-name="T16">osgi&gt; install file:&lt;repertoire/fichier.jar&gt;</text:span></text:p>
            </text:list-item>
            <text:list-item>
              <text:p text:style-name="P15">Consulter les bundles installés (vérifier l'identifiant du bundle) : <text:s/><text:span text:style-name="T16">osgi&gt; ss</text:span></text:p>
            </text:list-item>
            <text:list-item>
              <text:p text:style-name="P15">Activer un bundle : <text:s/><text:span text:style-name="T16">osgi&gt; start &lt;id-du-bundle&gt; </text:span></text:p>
              <text:p text:style-name="P15">La méthode <text:span text:style-name="T15">start</text:span> de la classe « Activator » est invoquée, le cas échéant</text:p>
            </text:list-item>
            <text:list-item>
              <text:p text:style-name="P15">Mettre à jour un bundle installé/activé (si vous corrigez des erreurs dans votre bundle) : <text:span text:style-name="T16">osgi&gt; update &lt;id-du-bundle&gt; </text:span></text:p>
              <text:p text:style-name="P15">Si le bundle est installé seulement, ce bundle va être dés-installer puis ré-installé (<text:span text:style-name="T11">uninstall</text:span> puis <text:span text:style-name="T11">install</text:span>). Si le bundle est actif, ce bundle va être ré-installé et ré-activé (<text:span text:style-name="T11">stop</text:span>, <text:span text:style-name="T11">uninstall</text:span>, <text:span text:style-name="T11">install</text:span> puis <text:span text:style-name="T11">start</text:span>).</text:p>
            </text:list-item>
            <text:list-item>
              <text:p text:style-name="P15">Désactiver un bundle : <text:s/><text:span text:style-name="T16">osgi&gt; stop &lt;id-du-bundle&gt;</text:span></text:p>
              <text:p text:style-name="P15">La méthode <text:span text:style-name="T15">stop</text:span> de la classe « Activator » est invoquée, le cas échéant</text:p>
            </text:list-item>
            <text:list-item>
              <text:p text:style-name="P15">Désinstaller un bundle du container : <text:span text:style-name="T16">osgi&gt; uninstall &lt;id-du-bundle&gt;</text:span></text:p>
            </text:list-item>
          </text:list>
        </text:list-item>
      </text:list>
      <text:list xml:id="list8663433194968480511" text:style-name="L2">
        <text:list-item>
          <text:p text:style-name="P23"><text:span text:style-name="T13">Consulter les logs dans le sous-répertoire </text:span><text:span text:style-name="T17">configuration</text:span> <text:span text:style-name="T13">créé par Equinox dans le répertoire à partir duquel vous avez lancé le framework</text:span></text:p>
          <text:p text:style-name="P18"/>
        </text:list-item>
      </text:list>
      <text:p text:style-name="P5">Vous pouvez utiliser votre éditeur de texte préféré pour écrire vos interfaces et classes Java, et le MANIFEST.MF (N.B. : Il faut toujours ajouter une ligne vide à la fin du Manifest)</text:p>
      <text:p text:style-name="P5"/>
      <text:p text:style-name="P11"><text:span text:style-name="T13">Pour compiler vos interfaces et classes, il faut utiliser le compilateur du SDK en ligne de commande. Ne pas oublier d'ajouter au CLASSPATH le JAR d'Equinox :</text:span> <text:span text:style-name="T17">org.eclipse.osgi_xxx.jar</text:span></text:p>
      <text:p text:style-name="P5">Cela vous permet de compiler vos interfaces et classes qui, rappelons le, dépendent parfois de l'API OSGi (BundleActivator, BundleContext, ...).</text:p>
      <text:p text:style-name="P11"/>
      <text:p text:style-name="P5">Pour composer vos bundles, il faut utiliser l'outil jar fourni par le SDK de la façon suivante :</text:p>
      <text:p text:style-name="P13"><text:tab/><text:span text:style-name="T18">jar cvmf META-INF/MANIFEST.MF &lt;nom-du-jar&gt; &lt;fichiers-du-jar&gt;</text:span></text:p>
      <text:p text:style-name="P11"/>
      <text:p text:style-name="P11"><text:span text:style-name="T13">Pour afficher sur la console le contenu d'un JAR :</text:span> <text:span text:style-name="T15">jar tvf &lt;fichier-jar&gt;</text:span></text:p>
      <text:p text:style-name="P11"><text:span text:style-name="T13">Pour extraire le contenu d'un JAR :</text:span> <text:span text:style-name="T15">jar xvf &lt;fichier-jar&gt;</text:span></text:p>
      <text:p text:style-name="P11"/>
      <text:p text:style-name="P5">Il est conseillé de travailler sur deux consoles : la première pour la compilation et la construction des Jars et la seconde pour saisir les commandes sur le prompt OSGi.</text:p>
      <text:p text:style-name="P11"/>
      <text:p text:style-name="P14"><text:span text:style-name="T1">Exercice 2.</text:span><text:span text:style-name="T2"> </text:span><text:span text:style-name="T3">Application HelloWorld</text:span></text:p>
      <text:p text:style-name="P10"/>
      <text:p text:style-name="P5">Écrire le bundle OSGi (vu en cours) qui affiche « Hello World ! » au moment de son activation et « Goodbye World ! » au moment de sa désactivation.</text:p>
      <text:p text:style-name="P5"/>
      <text:p text:style-name="P5">Tester les deux versions vues en cours (en utilisant un « <text:span text:style-name="T11">Service Bundle</text:span> » et sans celui-ci. Commencer par cette dernière). Tester un « <text:span text:style-name="T11">update »</text:span> des bundles (Hello -&gt; Bonjour).</text:p>
      <text:p text:style-name="P19"/>
      <text:p text:style-name="P5"/>
      <text:p text:style-name="P6">C. TIBERMAC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06T15:38:47.179863518</dc:date>
    <dc:language>fr-FR</dc:language>
    <meta:editing-cycles>156</meta:editing-cycles>
    <meta:editing-duration>P1DT1H23M9S</meta:editing-duration>
    <meta:document-statistic meta:table-count="0" meta:image-count="0" meta:object-count="0" meta:page-count="2" meta:paragraph-count="63" meta:word-count="728" meta:character-count="4462" meta:non-whitespace-character-count="3818"/>
    <meta:user-defined meta:name="Info 1"/>
    <meta:user-defined meta:name="Info 2"/>
    <meta:user-defined meta:name="Info 3"/>
    <meta:user-defined meta:name="Info 4"/>
  </office:meta>
</office:document-meta>
</file>